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 style:master-page-name="">
      <style:table-properties style:width="17.101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la1.A" style:family="table-column">
      <style:table-column-properties style:column-width="8.5cm"/>
    </style:style>
    <style:style style:name="Tabella1.B" style:family="table-column">
      <style:table-column-properties style:column-width="8.601cm"/>
    </style:style>
    <style:style style:name="Tabel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1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1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1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1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16" style:family="table-row">
      <style:table-row-properties fo:keep-together="auto"/>
    </style:style>
    <style:style style:name="Tabella1.B1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1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A1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1.B18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1da3d5" officeooo:paragraph-rsid="001da3d5"/>
    </style:style>
    <style:style style:name="P2" style:family="paragraph" style:parent-style-name="Standard">
      <style:text-properties fo:color="#3465a4" fo:font-size="32pt" fo:font-style="italic" fo:font-weight="bold" officeooo:rsid="001da3d5" officeooo:paragraph-rsid="001da3d5" fo:background-color="#b2b2b2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da3d5" officeooo:paragraph-rsid="001da3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a3d5" officeooo:paragraph-rsid="001da3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Liberation Sans" fo:font-size="12pt" fo:font-style="normal" fo:text-shadow="none" style:text-underline-style="none" fo:font-weight="normal" officeooo:rsid="001da3d5" officeooo:paragraph-rsid="001da3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Gruppi Esposizione Sistemi</text:p>
      <text:p text:style-name="P1"/>
      <table:table table:name="Tabella1" table:style-name="Tabella1" table:template-name="Riquadro elenco blu">
        <table:table-column table:style-name="Tabella1.A"/>
        <table:table-column table:style-name="Tabella1.B"/>
        <table:table-row>
          <table:table-cell table:style-name="Tabella1.A1" office:value-type="string">
            <text:p text:style-name="P3">Person</text:p>
          </table:table-cell>
          <table:table-cell table:style-name="Tabella1.A1" office:value-type="string">
            <text:p text:style-name="P3">Argomento</text:p>
            <text:p text:style-name="P3"/>
          </table:table-cell>
        </table:table-row>
        <table:table-row>
          <table:table-cell table:style-name="Tabella1.A2" office:value-type="string">
            <text:p text:style-name="P5">Bernardi Riccardo</text:p>
          </table:table-cell>
          <table:table-cell table:style-name="Tabella1.B2" office:value-type="string">
            <text:p text:style-name="P5">Giurisprudenza</text:p>
          </table:table-cell>
        </table:table-row>
        <table:table-row>
          <table:table-cell table:style-name="Tabella1.A3" office:value-type="string">
            <text:p text:style-name="P5">Gusella Michele</text:p>
          </table:table-cell>
          <table:table-cell table:style-name="Tabella1.B3" office:value-type="string">
            <text:p text:style-name="P5">Tutela dei Dati</text:p>
          </table:table-cell>
        </table:table-row>
        <table:table-row>
          <table:table-cell table:style-name="Tabella1.A2" office:value-type="string">
            <text:p text:style-name="P5">Guidolin Francesco</text:p>
          </table:table-cell>
          <table:table-cell table:style-name="Tabella1.B4" office:value-type="string">
            <text:p text:style-name="P5">Applicazioni Distribuite</text:p>
          </table:table-cell>
        </table:table-row>
        <table:table-row>
          <table:table-cell table:style-name="Tabella1.A3" office:value-type="string">
            <text:p text:style-name="P5">Brunello Cesare</text:p>
          </table:table-cell>
          <table:table-cell table:style-name="Tabella1.B5" office:value-type="string">
            <text:p text:style-name="P5">Tecniche di Attacco informatico</text:p>
          </table:table-cell>
        </table:table-row>
        <table:table-row>
          <table:table-cell table:style-name="Tabella1.A2" office:value-type="string">
            <text:p text:style-name="P4">Mujaghic Melissa</text:p>
          </table:table-cell>
          <table:table-cell table:style-name="Tabella1.B6" office:value-type="string">
            <text:p text:style-name="P4">Assimetria </text:p>
          </table:table-cell>
        </table:table-row>
        <table:table-row>
          <table:table-cell table:style-name="Tabella1.A3" office:value-type="string">
            <text:p text:style-name="P5">Lucchin Filippo</text:p>
          </table:table-cell>
          <table:table-cell table:style-name="Tabella1.B7" office:value-type="string">
            <text:p text:style-name="P5">Vlan</text:p>
          </table:table-cell>
        </table:table-row>
        <table:table-row>
          <table:table-cell table:style-name="Tabella1.A2" office:value-type="string">
            <text:p text:style-name="P5">Ceccon Andrea</text:p>
          </table:table-cell>
          <table:table-cell table:style-name="Tabella1.B8" office:value-type="string">
            <text:p text:style-name="P5">Requisiti minimi di sicurezza</text:p>
          </table:table-cell>
        </table:table-row>
        <table:table-row>
          <table:table-cell table:style-name="Tabella1.A3" office:value-type="string">
            <text:p text:style-name="P4">Denadai Milo</text:p>
          </table:table-cell>
          <table:table-cell table:style-name="Tabella1.B9" office:value-type="string">
            <text:p text:style-name="P4">Radiazioni Elettromagnetiche</text:p>
          </table:table-cell>
        </table:table-row>
        <table:table-row>
          <table:table-cell table:style-name="Tabella1.A2" office:value-type="string">
            <text:p text:style-name="P4">Milani Francesco</text:p>
          </table:table-cell>
          <table:table-cell table:style-name="Tabella1.B10" office:value-type="string">
            <text:p text:style-name="P4">Simmetria</text:p>
          </table:table-cell>
        </table:table-row>
        <table:table-row>
          <table:table-cell table:style-name="Tabella1.A3" office:value-type="string">
            <text:p text:style-name="P4">Pivotto Federico</text:p>
          </table:table-cell>
          <table:table-cell table:style-name="Tabella1.B11" office:value-type="string">
            <text:p text:style-name="P4">Rischi</text:p>
          </table:table-cell>
        </table:table-row>
        <table:table-row>
          <table:table-cell table:style-name="Tabella1.A2" office:value-type="string">
            <text:p text:style-name="P4">Basso Nicola</text:p>
          </table:table-cell>
          <table:table-cell table:style-name="Tabella1.B12" office:value-type="string">
            <text:p text:style-name="P4">Dati Personali/Sensibili/Giudiziari</text:p>
          </table:table-cell>
        </table:table-row>
        <table:table-row>
          <table:table-cell table:style-name="Tabella1.A3" office:value-type="string">
            <text:p text:style-name="P4">Frighetto Eddy</text:p>
          </table:table-cell>
          <table:table-cell table:style-name="Tabella1.B13" office:value-type="string">
            <text:p text:style-name="P4">C.I.A nella Sicurezza</text:p>
          </table:table-cell>
        </table:table-row>
        <table:table-row>
          <table:table-cell table:style-name="Tabella1.A2" office:value-type="string">
            <text:p text:style-name="P4">Dalzotto Riccardo</text:p>
          </table:table-cell>
          <table:table-cell table:style-name="Tabella1.B14" office:value-type="string">
            <text:p text:style-name="P4">Ambienti (Sicurezza)</text:p>
          </table:table-cell>
        </table:table-row>
        <table:table-row>
          <table:table-cell table:style-name="Tabella1.A3" office:value-type="string">
            <text:p text:style-name="P4">Rigoni Francesco</text:p>
          </table:table-cell>
          <table:table-cell table:style-name="Tabella1.B15" office:value-type="string">
            <text:p text:style-name="P4">Firewall (ACL, DMZ, VPN) </text:p>
          </table:table-cell>
        </table:table-row>
        <table:table-row table:style-name="Tabella1.16">
          <table:table-cell table:style-name="Tabella1.A2" office:value-type="string">
            <text:p text:style-name="P4">Guazzo Federico</text:p>
          </table:table-cell>
          <table:table-cell table:style-name="Tabella1.B16" office:value-type="string">
            <text:p text:style-name="P4">Architettura</text:p>
          </table:table-cell>
        </table:table-row>
        <table:table-row>
          <table:table-cell table:style-name="Tabella1.A3" office:value-type="string">
            <text:p text:style-name="P4">Zen Marco</text:p>
          </table:table-cell>
          <table:table-cell table:style-name="Tabella1.B17" office:value-type="string">
            <text:p text:style-name="P4">Firma digitale</text:p>
          </table:table-cell>
        </table:table-row>
        <table:table-row>
          <table:table-cell table:style-name="Tabella1.A18" office:value-type="string">
            <text:p text:style-name="P4">Andoniu Andrei Daniel</text:p>
          </table:table-cell>
          <table:table-cell table:style-name="Tabella1.B18" office:value-type="string">
            <text:p text:style-name="P4">Backup (RAID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Riquadro_20_elenco_20_blu.1" style:display-name="Riquadro elenco blu.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Riquadro_20_elenco_20_blu.2" style:display-name="Riquadro elenco blu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style:style style:name="Riquadro_20_elenco_20_blu.3" style:display-name="Riquadro elenco blu.3" style:family="table-cell">
      <style:table-cell-properties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Riquadro_20_elenco_20_blu.4" style:display-name="Riquadro elenco blu.4" style:family="table-cell">
      <style:table-cell-properties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Riquadro_20_elenco_20_blu.5" style:display-name="Riquadro elenco blu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Riquadro_20_elenco_20_blu.6" style:display-name="Riquadro elenco blu.6" style:family="table-cell">
      <style:table-cell-properties fo:background-color="#dddddd"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Riquadro_20_elenco_20_blu.7" style:display-name="Riquadro elenco blu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Riquadro_20_elenco_20_blu.8" style:display-name="Riquadro elenco blu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Riquadro_20_elenco_20_blu.9" style:display-name="Riquadro elenco blu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Riquadro_20_elenco_20_blu.10" style:display-name="Riquadro elenco blu.10" style:family="table-cell">
      <style:table-cell-properties fo:background-color="#dddddd"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Riquadro_20_elenco_20_blu.11" style:display-name="Riquadro elenco blu.1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Riquadro_20_elenco_20_blu.12" style:display-name="Riquadro elenco blu.12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Riquadro_20_elenco_20_blu.13" style:display-name="Riquadro elenco blu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weight-complex="bold"/>
    </style:style>
    <style:style style:name="Riquadro_20_elenco_20_blu.14" style:display-name="Riquadro elenco blu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style:style style:name="Riquadro_20_elenco_20_blu.15" style:display-name="Riquadro elenco blu.15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Riquadro_20_elenco_20_blu.16" style:display-name="Riquadro elenco blu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Riquadro_20_elenco_20_blu.1"/>
      <table:last-row table:style-name="Riquadro_20_elenco_20_blu.2"/>
      <table:first-column table:style-name="Riquadro_20_elenco_20_blu.3"/>
      <table:last-column table:style-name="Riquadro_20_elenco_20_blu.4"/>
      <table:body table:style-name="Riquadro_20_elenco_20_blu.9"/>
      <table:even-rows table:style-name="Riquadro_20_elenco_20_blu.5"/>
      <table:odd-rows table:style-name="Riquadro_20_elenco_20_blu.6"/>
      <table:even-columns table:style-name="Riquadro_20_elenco_20_blu.7"/>
      <table:odd-columns table:style-name="Riquadro_20_elenco_20_blu.8"/>
      <table:background table:style-name="Riquadro_20_elenco_20_blu.10"/>
      <loext:first-row-even-column table:style-name="Riquadro_20_elenco_20_blu.15"/>
      <loext:last-row-even-column table:style-name="Riquadro_20_elenco_20_blu.16"/>
      <loext:first-row-end-column table:style-name="Riquadro_20_elenco_20_blu.12"/>
      <loext:first-row-start-column table:style-name="Riquadro_20_elenco_20_blu.11"/>
      <loext:last-row-end-column table:style-name="Riquadro_20_elenco_20_blu.14"/>
      <loext:last-row-start-column table:style-name="Riquadro_20_elenco_20_blu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23:53:47.938008452</meta:creation-date>
    <dc:date>2020-03-28T00:01:24.289799893</dc:date>
    <meta:editing-duration>PT7M37S</meta:editing-duration>
    <meta:editing-cycles>1</meta:editing-cycles>
    <meta:document-statistic meta:table-count="1" meta:image-count="0" meta:object-count="0" meta:page-count="1" meta:paragraph-count="37" meta:word-count="77" meta:character-count="615" meta:non-whitespace-character-count="573"/>
    <meta:generator>LibreOffice/6.3.5.2$Linux_X86_64 LibreOffice_project/30$Build-2</meta:generator>
  </office:meta>
</office:document-meta>
</file>